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034bb4"/>
    </style:style>
    <style:style style:name="T2" style:family="text">
      <style:text-properties officeooo:rsid="00051cb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enu">
        <text:p text:style-name="Standard"/>
      </text:section>
      <text:h text:style-name="Heading_20_1" text:outline-level="1">S'approprier une démarche de développement agile</text:h>
      <text:p text:style-name="Text_20_body"/>
      <text:h text:style-name="Heading_20_3" text:outline-level="3">Phase 3 - Synthèse</text:h>
      <text:p text:style-name="Text_20_body">Répondez aux questions suivantes :</text:p>
      <text:list xml:id="list271741818" text:style-name="L1">
        <text:list-item>
          <text:p text:style-name="P1">Donnez une définition de l'agilité</text:p>
        </text:list-item>
      </text:list>
      <text:p text:style-name="Text_20_body"/>
      <text:p text:style-name="Text_20_body"/>
      <text:p text:style-name="Text_20_body"/>
      <text:p text:style-name="Text_20_body"/>
      <text:list xml:id="list164315877308529" text:continue-numbering="true" text:style-name="L1">
        <text:list-item>
          <text:p text:style-name="P1">Pourquoi l'Extreme Programming ?</text:p>
        </text:list-item>
      </text:list>
      <text:p text:style-name="Text_20_body"/>
      <text:p text:style-name="Text_20_body"/>
      <text:p text:style-name="Text_20_body"/>
      <text:p text:style-name="Text_20_body"/>
      <text:list xml:id="list164315396830868" text:continue-numbering="true" text:style-name="L1">
        <text:list-item>
          <text:p text:style-name="P1">Quels avantages y a-t'il à utiliser SCRUM ?</text:p>
        </text:list-item>
      </text:list>
      <text:p text:style-name="Text_20_body"><text:tab/><text:tab/><text:span text:style-name="T1">Pour un travail réellement en équipe, où le dialogue est permanent,</text:span></text:p>
      <text:p text:style-name="Text_20_body"><text:tab/><text:tab/><text:span text:style-name="T1">afin d’assurer la bonne compréhension du travail à effectuer, par chaque développeur.</text:span></text:p>
      <text:p text:style-name="Text_20_body"><text:tab/><text:tab/></text:p>
      <text:p text:style-name="Text_20_body"/>
      <text:p text:style-name="Text_20_body"/>
      <text:p text:style-name="Text_20_body"/>
      <text:list xml:id="list164316459643264" text:continue-numbering="true" text:style-name="L1">
        <text:list-item>
          <text:p text:style-name="P1"><text:span text:style-name="T2">S</text:span>print et intégration continue, expliquez le fonctionnement d'un <text:span text:style-name="Strong_20_Emphasis"><text:span text:style-name="Emphasis">sprint</text:span></text:span></text:p>
        </text:list-item>
      </text:list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Strong_20_Emphasis"><text:span text:style-name="Emphasis"/></text:span></text:p>
      <text:list xml:id="list164316104317111" text:continue-numbering="true" text:style-name="L1">
        <text:list-item>
          <text:p text:style-name="P1">TDD :(Test Driven Development), recherchez des informations pour expliquer le principe.</text:p>
        </text:list-item>
      </text:list>
      <text:p text:style-name="Text_20_body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6:38:04.190288015</meta:creation-date>
    <dc:date>2023-04-24T16:43:15.164640747</dc:date>
    <meta:editing-duration>PT5M10S</meta:editing-duration>
    <meta:editing-cycles>3</meta:editing-cycles>
    <meta:generator>LibreOffice/7.4.6.2$Linux_X86_64 LibreOffice_project/40$Build-2</meta:generator>
    <meta:document-statistic meta:table-count="0" meta:image-count="0" meta:object-count="0" meta:page-count="2" meta:paragraph-count="11" meta:word-count="80" meta:character-count="530" meta:non-whitespace-character-count="459"/>
  </office:meta>
</office:document-meta>
</file>